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25-09-2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25-04-2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24-09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24-04-25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24-04-25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23-09-25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23-04-12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22-09-1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22-04-2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21-09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20-09-29 1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20-04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19-09-3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19-04-23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18-09-06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18-04-24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17-09-25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17-04-20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16-09-0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16-04-2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15-09-1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15-04-0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14-09-2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14-04-0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13-09-0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13-04-0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12-09-12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12-04-0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11-09-1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11-04-12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10-09-14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10-04-1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8-04-2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7-09-1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7-04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6-09-1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6-04-1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5-09-1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5-03-1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4-03-1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4-02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4-01-3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3-12-3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3-11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3-10-3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3-09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3-08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3-07-3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3-06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3-05-2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3-04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3-03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3-02-2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3-01-2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2-11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2-10-2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2-09-2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2-08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2-07-2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2-06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2-05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2-04-3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2-03-2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2-01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1-12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1-11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1-10-2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1-09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1-08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1-07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1-06-2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1-05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1-03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1-02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1-01-2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0-12-2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0-11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0-10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0-09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0-08-2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0-07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0-06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0-05-2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0-05-0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0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0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200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9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9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9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9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8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8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7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7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6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5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5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5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5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4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3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3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3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2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2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2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1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1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1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1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0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0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9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9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8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8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8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7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7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7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6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6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6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5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5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4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3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3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2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1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1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1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1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0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0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0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80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9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03075521801</text:p>
          </table:table-cell>
          <table:table-cell office:value-type="string" calcext:value-type="string">
            <text:p>CE Ee <text:s/>29</text:p>
          </table:table-cell>
          <table:table-cell office:value-type="string" calcext:value-type="string">
            <text:p>197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82" meta:object-count="0"/>
    <meta:user-defined meta:name="AppVersion">3.0</meta:user-defined>
  </office:meta>
</office:document-meta>
</file>